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objectwithoutfill">
      <style:graphic-properties svg:stroke-color="#ff4000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in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adult <text:s/>INTEGER</text:span></text:p>
          <text:p text:style-name="P3"><text:span text:style-name="T2">single_adult INTEGER</text:span></text:p>
          <text:p text:style-name="P3"><text:span text:style-name="T2">child_under_12_rb INT</text:span></text:p>
          <text:p text:style-name="P3"><text:span text:style-name="T2">child_under_12_exb INT</text:span></text:p>
          <text:p text:style-name="P3"><text:span text:style-name="T2">child_under_7_exb INT</text:span></text:p>
          <text:p text:style-name="P3"><text:span text:style-name="T2">child_under_2_exb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8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type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room_price_day INT</text:span></text:p>
          <text:p text:style-name="P3"><text:span text:style-name="T2">all_rooms_price_day INT</text:span></text:p>
          <text:p text:style-name="P3"><text:span text:style-name="T2">total_price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403cm" svg:y="14.33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403cm" svg:y="14.971cm">
          <text:p text:style-name="P3"><text:span text:style-name="T2">Id (PK)</text:span></text:p>
          <text:p text:style-name="P3"><text:span text:style-name="T2">reservation (FR) </text:span></text:p>
          <text:p text:style-name="P3"><text:span text:style-name="T2">first_name TEXT</text:span></text:p>
          <text:p text:style-name="P3"><text:span text:style-name="T2">last_name TEXT</text:span></text:p>
          <text:p text:style-name="P3"><text:span text:style-name="T2">phone_number TEXT</text:span></text:p>
          <text:p text:style-name="P3"><text:span text:style-name="T2">email TEX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47cm" svg:x2="14.411cm" svg:y2="14.47cm">
          <text:p/>
        </draw:line>
        <draw:line draw:style-name="gr7" draw:text-style-name="P6" draw:layer="layout" svg:x1="9.42cm" svg:y1="14.787cm" svg:x2="8.785cm" svg:y2="14.787cm">
          <text:p/>
        </draw:line>
        <draw:line draw:style-name="gr7" draw:text-style-name="P6" draw:layer="layout" svg:x1="8.785cm" svg:y1="14.77cm" svg:x2="8.785cm" svg:y2="3.34cm">
          <text:p/>
        </draw:line>
        <draw:line draw:style-name="gr7" draw:text-style-name="P6" draw:layer="layout" svg:x1="8.785cm" svg:y1="3.34cm" svg:x2="9.42cm" svg:y2="2.705cm">
          <text:p/>
        </draw:line>
        <draw:line draw:style-name="gr6" draw:text-style-name="P6" draw:layer="layout" svg:x1="15.117cm" svg:y1="9.102cm" svg:x2="14.799cm" svg:y2="9.419cm">
          <text:p/>
        </draw:line>
        <draw:line draw:style-name="gr6" draw:text-style-name="P6" draw:layer="layout" svg:x1="14.852cm" svg:y1="9.472cm" svg:x2="15.17cm" svg:y2="9.789cm">
          <text:p/>
        </draw:line>
        <draw:line draw:style-name="gr7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7" draw:text-style-name="P6" draw:layer="layout" svg:x1="9.202cm" svg:y1="14.47cm" svg:x2="9.202cm" svg:y2="15.1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21.637cm" svg:y2="7.667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8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14.65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1.637cm" svg:y1="7.667cm" svg:x2="21.955cm" svg:y2="6.715cm">
          <text:p/>
        </draw:line>
        <draw:line draw:style-name="gr4" draw:text-style-name="P6" draw:layer="layout" svg:x1="21.637cm" svg:y1="7.032cm" svg:x2="21.955cm" svg:y2="7.35cm">
          <text:p/>
        </draw:line>
        <draw:line draw:style-name="gr4" draw:text-style-name="P6" draw:layer="layout" svg:x1="3.64cm" svg:y1="2.687cm" svg:x2="4.175cm" svg:y2="2.27cm">
          <text:p/>
        </draw:line>
        <draw:line draw:style-name="gr4" draw:text-style-name="P6" draw:layer="layout" svg:x1="3.652cm" svg:y1="2.722cm" svg:x2="4.175cm" svg:y2="3.222cm">
          <text:p/>
        </draw:line>
        <draw:custom-shape draw:style-name="gr8" draw:text-style-name="P7" draw:layer="layout" svg:width="0.317cm" svg:height="0.318cm" svg:x="3.44cm" svg:y="2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27cm" svg:height="0.635cm" svg:x="15.088cm" svg:y="8.12cm">
          <text:p text:style-name="P1"><text:span text:style-name="T1">BOOK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088cm" svg:y="8.756cm">
          <text:p text:style-name="P3"><text:span text:style-name="T2">client_id (FR) INTEGER</text:span></text:p>
          <text:p text:style-name="P3"><text:span text:style-name="T2">reservation_id (FR) INT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097cm" svg:y1="9.037cm" svg:x2="20.05cm" svg:y2="9.037cm">
          <text:p/>
        </draw:line>
        <draw:line draw:style-name="gr4" draw:text-style-name="P6" draw:layer="layout" svg:x1="20.05cm" svg:y1="8.937cm" svg:x2="20.05cm" svg:y2="15.287cm">
          <text:p/>
        </draw:line>
        <draw:line draw:style-name="gr4" draw:text-style-name="P6" draw:layer="layout" svg:x1="20.05cm" svg:y1="15.287cm" svg:x2="21.637cm" svg:y2="15.287cm">
          <text:p/>
        </draw:line>
        <draw:line draw:style-name="gr4" draw:text-style-name="P6" draw:layer="layout" svg:x1="19.114cm" svg:y1="8.837cm" svg:x2="19.732cm" svg:y2="8.937cm">
          <text:p/>
        </draw:line>
        <draw:line draw:style-name="gr4" draw:text-style-name="P6" draw:layer="layout" svg:x1="19.215cm" svg:y1="9.255cm" svg:x2="19.65cm" svg:y2="9.037cm">
          <text:p/>
        </draw:line>
        <draw:custom-shape draw:style-name="gr8" draw:text-style-name="P7" draw:layer="layout" svg:width="0.317cm" svg:height="0.318cm" svg:x="19.415cm" svg:y="8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123cm" svg:y1="9.433cm" svg:x2="14.31cm" svg:y2="9.433cm">
          <text:p/>
        </draw:line>
        <draw:line draw:style-name="gr4" draw:text-style-name="P6" draw:layer="layout" svg:x1="14.335cm" svg:y1="9.355cm" svg:x2="14.335cm" svg:y2="14.435cm">
          <text:p/>
        </draw:line>
        <draw:line draw:style-name="gr4" draw:text-style-name="P6" draw:layer="layout" svg:x1="13.7cm" svg:y1="14.117cm" svg:x2="13.7cm" svg:y2="14.752cm">
          <text:p/>
        </draw:line>
        <draw:line draw:style-name="gr4" draw:text-style-name="P6" draw:layer="layout" svg:x1="21.202cm" svg:y1="14.97cm" svg:x2="21.202cm" svg:y2="15.6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6-15T15:52:08.216070614</dc:date>
    <meta:editing-duration>PT11H42M43S</meta:editing-duration>
    <meta:editing-cycles>18</meta:editing-cycles>
    <meta:generator>LibreOffice/7.0.4.2$Linux_X86_64 LibreOffice_project/00$Build-2</meta:generator>
    <meta:document-statistic meta:object-count="67"/>
  </office:meta>
</office:document-meta>
</file>